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 Rounded MT Bold" svg:font-family="'Arial Rounded MT Bold'" style:font-pitch="variable"/>
    <style:font-face style:name="Century725 Blk BT" svg:font-family="'Century725 Blk BT'" style:font-pitch="variable"/>
    <style:font-face style:name="Century731 BT" svg:font-family="'Century731 BT'" style:font-pitch="variable"/>
    <style:font-face style:name="Century751 BT" svg:font-family="'Century751 BT'" style:font-pitch="variable"/>
    <style:font-face style:name="KacstTitleL" svg:font-family="KacstTitleL" style:font-pitch="variable"/>
    <style:font-face style:name="Vectora LT Light" svg:font-family="'Vectora LT Light'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Gill Sans Ultra Bold" svg:font-family="'Gill Sans Ultra Bold'" style:font-family-generic="swiss" style:font-pitch="variable"/>
    <style:font-face style:name="GillSans-Bold" svg:font-family="GillSans-Bold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shadow="none"/>
      <style:text-properties style:font-name="Century731 BT"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 style:list-style-name="L2">
      <style:paragraph-properties fo:line-height="150%" style:shadow="none"/>
      <style:text-properties style:font-name="Century731 BT" fo:font-size="24pt" fo:language="en" fo:country="GB"/>
    </style:style>
    <style:style style:name="P3" style:family="paragraph" style:parent-style-name="Standard">
      <style:paragraph-properties fo:line-height="100%" fo:text-align="center" style:justify-single-word="false" style:shadow="none"/>
      <style:text-properties style:font-name="Century731 BT" fo:font-size="50pt" fo:font-weight="bold" style:font-weight-asian="bold" style:font-weight-complex="bold"/>
    </style:style>
    <style:style style:name="P4" style:family="paragraph" style:parent-style-name="Standard" style:list-style-name="L2">
      <style:paragraph-properties fo:margin-left="3.254cm" fo:margin-right="0cm" fo:line-height="150%" fo:text-indent="-0.741cm" style:auto-text-indent="false" style:shadow="none">
        <style:tab-stops>
          <style:tab-stop style:position="-0.079cm"/>
        </style:tab-stops>
      </style:paragraph-properties>
      <style:text-properties style:font-name="Century731 BT" fo:font-size="18pt" fo:language="en" fo:country="GB" fo:font-style="italic" style:font-size-asian="18pt" style:font-style-asian="italic" style:font-size-complex="18pt" style:font-style-complex="italic"/>
    </style:style>
    <style:style style:name="T1" style:family="text">
      <style:text-properties fo:font-size="22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9999"/>
    </style:style>
    <style:style style:name="T5" style:family="text">
      <style:text-properties fo:color="#c0c0c0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7284*" fo:start-indent="0cm" fo:end-indent="0.249cm"/>
          <style:column style:rel-width="7286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c0c0c0" draw:fill="none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Personal caving kit </text:span>check-list</text:p>
      <text:p text:style-name="P1"/>
      <text:p text:style-name="P1"><draw:custom-shape text:anchor-type="paragraph" draw:z-index="0" draw:style-name="gr1" svg:width="26.724cm" svg:height="13.891cm" svg:x="-0.42cm" svg:y="-0.159cm"><text:p/><draw:enhanced-geometry svg:viewBox="0 0 21600 21600" draw:path-stretchpoint-x="10800" draw:path-stretchpoint-y="10800" draw:text-areas="?f3 ?f4 ?f5 ?f6" draw:type="round-rectangle" draw:modifiers="2180.2945657694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section text:style-name="Sect1" text:name="Sekzioa1">
        <text:list xml:id="list234058931" text:style-name="L2">
          <text:list-item>
            <text:p text:style-name="P2">Undersuit</text:p>
          </text:list-item>
          <text:list-item>
            <text:p text:style-name="P2">Oversuit</text:p>
          </text:list-item>
          <text:list-item>
            <text:p text:style-name="P2">Wellies</text:p>
          </text:list-item>
          <text:list-item>
            <text:p text:style-name="P2">Helmet</text:p>
          </text:list-item>
          <text:list-item>
            <text:p text:style-name="P2">Lamp</text:p>
          </text:list-item>
          <text:list-item>
            <text:p text:style-name="P2">Backup lamp</text:p>
          </text:list-item>
          <text:list-item>
            <text:p text:style-name="P2">Knee-pads</text:p>
          </text:list-item>
          <text:list-item>
            <text:p text:style-name="P2">Belt or harness</text:p>
          </text:list-item>
          <text:list-item>
            <text:p text:style-name="P2">SRT kit (if needed):</text:p>
            <text:list>
              <text:list-item>
                <text:p text:style-name="P4">harness</text:p>
              </text:list-item>
              <text:list-item>
                <text:p text:style-name="P4">cowstails and two karabineers</text:p>
              </text:list-item>
              <text:list-item>
                <text:p text:style-name="P4">safety cord</text:p>
              </text:list-item>
              <text:list-item>
                <text:p text:style-name="P4">stop and braking karabineer</text:p>
              </text:list-item>
              <text:list-item>
                <text:p text:style-name="P4">hand jammer and small maillon</text:p>
              </text:list-item>
              <text:list-item>
                <text:p text:style-name="P4">chest jammer</text:p>
              </text:list-item>
              <text:list-item>
                <text:p text:style-name="P4">central maillon</text:p>
              </text:list-item>
              <text:list-item>
                <text:p text:style-name="P4">dangly bag to keep all together</text:p>
              </text:list-item>
            </text:list>
          </text:list-item>
          <text:list-item>
            <text:p text:style-name="P2">Sleeping bag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 Rounded MT Bold" svg:font-family="'Arial Rounded MT Bold'" style:font-pitch="variable"/>
    <style:font-face style:name="Century725 Blk BT" svg:font-family="'Century725 Blk BT'" style:font-pitch="variable"/>
    <style:font-face style:name="Century731 BT" svg:font-family="'Century731 BT'" style:font-pitch="variable"/>
    <style:font-face style:name="Century751 BT" svg:font-family="'Century751 BT'" style:font-pitch="variable"/>
    <style:font-face style:name="KacstTitleL" svg:font-family="KacstTitleL" style:font-pitch="variable"/>
    <style:font-face style:name="Vectora LT Light" svg:font-family="'Vectora LT Light'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Gill Sans Ultra Bold" svg:font-family="'Gill Sans Ultra Bold'" style:font-family-generic="swiss" style:font-pitch="variable"/>
    <style:font-face style:name="GillSans-Bold" svg:font-family="GillSans-Bold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 Black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iora Zabala-Aizpuru</meta:initial-creator>
    <meta:creation-date>2012-03-09T14:43:30</meta:creation-date>
    <meta:printed-by>Aiora Zabala-Aizpuru</meta:printed-by>
    <meta:print-date>2012-03-09T14:55:08</meta:print-date>
    <meta:document-statistic meta:table-count="0" meta:image-count="0" meta:object-count="0" meta:page-count="1" meta:paragraph-count="19" meta:word-count="65" meta:character-count="347"/>
    <dc:date>2012-03-09T14:55:24</dc:date>
    <dc:creator>Aiora Zabala-Aizpuru</dc:creator>
    <meta:editing-duration>PT11M55S</meta:editing-duration>
    <meta:editing-cycles>1</meta:editing-cycles>
    <meta:generator>LibreOffice/3.3$Unix LibreOffice_project/330m19$Build-401</meta:generator>
  </office:meta>
</office:document-meta>
</file>